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08be"/>
    </style:style>
    <style:style style:name="P2" style:family="paragraph" style:parent-style-name="Standard">
      <style:text-properties fo:language="en" fo:country="US" officeooo:paragraph-rsid="001a08be"/>
    </style:style>
    <style:style style:name="P3" style:family="paragraph" style:parent-style-name="Standard">
      <style:text-properties fo:language="en" fo:country="US" officeooo:paragraph-rsid="001dcc41"/>
    </style:style>
    <style:style style:name="P4" style:family="paragraph" style:parent-style-name="Standard">
      <style:text-properties fo:language="en" fo:country="US" officeooo:paragraph-rsid="0020736e"/>
    </style:style>
    <style:style style:name="P5" style:family="paragraph" style:parent-style-name="Standard">
      <style:text-properties fo:language="en" fo:country="US" officeooo:paragraph-rsid="0024d8d6"/>
    </style:style>
    <style:style style:name="T1" style:family="text">
      <style:text-properties officeooo:rsid="001a08be"/>
    </style:style>
    <style:style style:name="T2" style:family="text">
      <style:text-properties officeooo:rsid="001b8c54"/>
    </style:style>
    <style:style style:name="T3" style:family="text">
      <style:text-properties officeooo:rsid="001d817f"/>
    </style:style>
    <style:style style:name="T4" style:family="text">
      <style:text-properties officeooo:rsid="001dcc41"/>
    </style:style>
    <style:style style:name="T5" style:family="text">
      <style:text-properties officeooo:rsid="001dfddb"/>
    </style:style>
    <style:style style:name="T6" style:family="text">
      <style:text-properties officeooo:rsid="001f5eb2"/>
    </style:style>
    <style:style style:name="T7" style:family="text">
      <style:text-properties officeooo:rsid="001fb268"/>
    </style:style>
    <style:style style:name="T8" style:family="text">
      <style:text-properties officeooo:rsid="002013a8"/>
    </style:style>
    <style:style style:name="T9" style:family="text">
      <style:text-properties officeooo:rsid="0020736e"/>
    </style:style>
    <style:style style:name="T10" style:family="text">
      <style:text-properties officeooo:rsid="00217684"/>
    </style:style>
    <style:style style:name="T11" style:family="text">
      <style:text-properties officeooo:rsid="00246e55"/>
    </style:style>
    <style:style style:name="T12" style:family="text">
      <style:text-properties officeooo:rsid="002cb1bc"/>
    </style:style>
    <style:style style:name="T13" style:family="text">
      <style:text-properties officeooo:rsid="0024d8d6"/>
    </style:style>
    <style:style style:name="T14" style:family="text">
      <style:text-properties fo:language="en" fo:country="US"/>
    </style:style>
    <style:style style:name="T15" style:family="text">
      <style:text-properties fo:language="en" fo:country="US" officeooo:rsid="0024d8d6"/>
    </style:style>
    <style:style style:name="T16" style:family="text">
      <style:text-properties fo:language="en" fo:country="US" officeooo:rsid="002699eb"/>
    </style:style>
    <style:style style:name="T17" style:family="text">
      <style:text-properties officeooo:rsid="002699e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t;div class="container classes m-md pb-5 fr"&gt;</text:p>
      <text:p text:style-name="P2"/>
      <text:p text:style-name="P2"><text:s text:c="2"/>&lt;h2 class="mt-3"&gt;<text:span text:style-name="T1">Full Painting and Drawing Course</text:span>&lt;/h2&gt;</text:p>
      <text:p text:style-name="P2"/>
      <text:p text:style-name="P2"><text:s text:c="2"/>&lt;p&gt;</text:p>
      <text:p text:style-name="P2"><text:s text:c="4"/>I offer a full curriculum in drawing, watercolor and oil painting from <text:span text:style-name="T2">lifr</text:span> including an in-depth study of the materials and techniques specific to each medium as well as theoretical knowledge such as perspective, composition, color and anatomy.</text:p>
      <text:p text:style-name="P2"><text:s text:c="2"/>&lt;/p&gt;</text:p>
      <text:p text:style-name="P2"><text:s text:c="2"/>&lt;p&gt;</text:p>
      <text:p text:style-name="P3">Following a learning method rooted in the European artistic tradition and culminating in the <text:span text:style-name="T2">S</text:span>ocialist <text:span text:style-name="T2">R</text:span>ealism of the Soviet and Chinese academies of the 20th century, this course aims to transmit the theoretical and technical knowledge of a living tradition <text:span text:style-name="T2">whose </text:span>penetrating analysis of the visual world is fundamental to figurative artistic creation in general, and to its realistic, surrealist <text:span text:style-name="T2">and</text:span> impressionist incarnations in particular. This <text:span text:style-name="T2">method, sometimes called the &lt;i&gt;analytical&lt;/i&gt; method,</text:span> allows us to perceive the invisible in the visible&amp;mdash;the spatial structure of things&amp;mdash;and thus acquire a total understanding of the visual subject; that is, as a three-dimensional object in space. This skill opens up the field of possibilities in terms of creativity because it develops the visual imagination of the artist above all <text:span text:style-name="T3">else.</text:span></text:p>
      <text:p text:style-name="P2"><text:s text:c="2"/>&lt;/p&gt;</text:p>
      <text:p text:style-name="P2"><text:s text:c="2"/>&lt;p&gt;</text:p>
      <text:p text:style-name="P2">By progressing methodically from <text:span text:style-name="T4">the </text:span>elementary to <text:span text:style-name="T4">the</text:span> complex, I invite you to discover the rich and fascinating world of drawing and painting. Starting with simple geometric construction and the realization of monochrome still li<text:span text:style-name="T5">v</text:span>es in order to sharpen the eye and the hand, we will <text:span text:style-name="T5">work towards </text:span>the creation of complex works in oil: portraits, nudes, landscapes and imaginary compositions. <text:span text:style-name="T5">In t</text:span>he final module all the knowledge acquired <text:span text:style-name="T5">will be synthesized in</text:span> the realization of a personal artistic project.</text:p>
      <text:p text:style-name="P2"><text:s text:c="2"/>&lt;/p&gt;</text:p>
      <text:p text:style-name="P2"/>
      <text:p text:style-name="P2"><text:s text:c="2"/>&lt;h4&gt;<text:span text:style-name="T5">Course Format</text:span>&lt;/h4&gt;</text:p>
      <text:p text:style-name="P2"/>
      <text:p text:style-name="P2"><text:s text:c="2"/>&lt;p&gt;</text:p>
      <text:p text:style-name="P2">Classes are given in person at <text:span text:style-name="T5">the</text:span> studio in small groups of 3 to 5 students. This formula allows me to accompany each student throughout their journey by adapting as much as possible my advice and my instructions to the level of each one and to the obstacles they encounter. The curriculum is divided into modules; each module is spread over 3 to 4 months; with <text:span text:style-name="T5">one </text:span>2 to 3 hour <text:span text:style-name="T5">lesson every</text:span> week (evenings or weekends) as well as work to be completed at home. The courses will consist mainly of exercises of reproduction from nature, interspersed with theoretical and historical presentations as well as technical demonstrations. Outdoor excursions are also planned <text:span text:style-name="T5">as the weather permits</text:span>.</text:p>
      <text:p text:style-name="P2"><text:s text:c="2"/>&lt;/p&gt;</text:p>
      <text:p text:style-name="P2"><text:s text:c="2"/>&lt;p&gt;</text:p>
      <text:p text:style-name="P2">In addition to the main course modules, shorter and more specific workshops are offered for those who wish to deepen their <text:span text:style-name="T5">understanding</text:span>. The workshops focus on anatomy, <text:span text:style-name="T5">preparing canvases</text:span>, <text:span text:style-name="T5">making oil paint</text:span>, photograph<text:span text:style-name="T5">ing </text:span>and archiving artistic works, and more.</text:p>
      <text:p text:style-name="P2"><text:s text:c="2"/>&lt;/p&gt;</text:p>
      <text:p text:style-name="P2"><text:s text:c="2"/>&lt;p&gt;</text:p>
      <text:p text:style-name="P2"><text:s text:c="4"/>The modules are built to be followed sequentially. <text:span text:style-name="T8">Moreover</text:span>, it is possible for a student to start with a more advanced module if <text:span text:style-name="T8">they</text:span> already ha<text:span text:style-name="T8">ve</text:span> the required skills.</text:p>
      <text:p text:style-name="P2"><text:s text:c="2"/>&lt;/p&gt;</text:p>
      <text:p text:style-name="P2"><text:s text:c="2"/>&lt;p&gt;</text:p>
      <text:p text:style-name="P2">The course fees <text:span text:style-name="T10">learning material (explanatory texts, illustrations and examples) and also </text:span>include the use of <text:span text:style-name="T6">shared </text:span>tools in the studio (easels, boards, etc.). Students must bring their own artistic material (pencils, brushes, paint, paper, etc.). Space is provided for the storage of personal effects.</text:p>
      <text:p text:style-name="P2"><text:s text:c="2"/>&lt;/p&gt;</text:p>
      <text:p text:style-name="P4">&lt;p&gt;</text:p>
      <text:p text:style-name="P4"><text:s text:c="4"/><text:span text:style-name="T6">Course plans are provisional and are subject to change according to the learning speed of the students or other considerations.</text:span></text:p>
      <text:p text:style-name="P4"><text:s text:c="2"/>&lt;/p&gt;</text:p>
      <text:p text:style-name="P2"><text:s text:c="2"/>&lt;p&gt;</text:p>
      <text:p text:style-name="P2"><text:s text:c="4"/><text:span text:style-name="T6">Private lessons on demand only</text:span></text:p>
      <text:p text:style-name="P2"><text:s text:c="2"/>&lt;/p&gt;</text:p>
      <text:p text:style-name="P2"/>
      <text:p text:style-name="P2"/>
      <text:p text:style-name="P2"/>
      <text:p text:style-name="P2"/>
      <text:p text:style-name="P2">&lt;h2&gt;Modules&lt;/h2&gt;</text:p>
      <text:p text:style-name="P2"/>
      <text:p text:style-name="P2"><text:s text:c="2"/>&lt;div class="card"&gt;</text:p>
      <text:p text:style-name="P2"/>
      <text:p text:style-name="P2"><text:s text:c="4"/>&lt;button class="btn btn-link btn-block btn-outline-light" type="button" data-toggle="collapse" data-target="#module-i" aria-expanded="false" aria-controls="module-i"&gt;</text:p>
      <text:p text:style-name="P2"><text:s text:c="6"/>Module I – <text:span text:style-name="T6">Learning to See: Introduction to Drawing from Life</text:span> &lt;span class="badge badge-pill badge-success"&gt;Inscriptions ouvertes!&lt;/span&gt;</text:p>
      <text:p text:style-name="P2"><text:s text:c="4"/>&lt;/button&gt;</text:p>
      <text:p text:style-name="P2"/>
      <text:p text:style-name="P2"><text:s text:c="4"/>&lt;div id="module-i" class="card-header collapse"&gt;</text:p>
      <text:p text:style-name="P2"><text:s text:c="8"/>&lt;div class="row mb-2"&gt;</text:p>
      <text:p text:style-name="P2"><text:s text:c="10"/>&lt;div class="col-sm-6"&gt;</text:p>
      <text:p text:style-name="P2"><text:s text:c="12"/>&lt;img class="card-img-top" src="assets/images/module-i/Wd_ho84_SHU.jpg"&gt;</text:p>
      <text:p text:style-name="P2"><text:s text:c="10"/>&lt;/div&gt;</text:p>
      <text:p text:style-name="P2"><text:s text:c="10"/>&lt;div class="col-sm-6"&gt;</text:p>
      <text:p text:style-name="P2"><text:s text:c="14"/>&lt;dl&gt;</text:p>
      <text:p text:style-name="P2"><text:s text:c="16"/>&lt;dt&gt;<text:span text:style-name="T6">Mediums used</text:span>:&lt;/dt&gt;</text:p>
      <text:p text:style-name="P2"><text:s text:c="16"/>&lt;dd&gt;<text:span text:style-name="T6">Pencil, charcoal</text:span>&lt;/dd&gt;</text:p>
      <text:p text:style-name="P2"><text:s text:c="16"/>&lt;dt&gt;<text:span text:style-name="T6">Skills learned</text:span>:&lt;/dt&gt;</text:p>
      <text:p text:style-name="P2"><text:s text:c="16"/>&lt;dd&gt;Perpective, proportions, construction, tonalit<text:span text:style-name="T6">y</text:span>, <text:span text:style-name="T6">paper preparation</text:span>&lt;/dd&gt;</text:p>
      <text:p text:style-name="P2"><text:s text:c="16"/>&lt;dt&gt;<text:span text:style-name="T6">Creations</text:span>:&lt;/dt&gt;</text:p>
      <text:p text:style-name="P2"><text:s text:c="16"/>&lt;dd&gt;<text:span text:style-name="T6">Three pencil still lives and one in charcoal</text:span>&lt;/dd&gt;</text:p>
      <text:p text:style-name="P2"><text:s text:c="16"/>&lt;dt&gt;<text:span text:style-name="T6">Length/Frequency</text:span>:&lt;/dt&gt;</text:p>
      <text:p text:style-name="P2"><text:s text:c="16"/>&lt;dd&gt;<text:span text:style-name="T6">One 2 to 3 hour class every week for 3 months</text:span>&lt;/dd&gt;</text:p>
      <text:p text:style-name="P2"><text:s text:c="16"/>&lt;dt&gt;<text:span text:style-name="T6">Price</text:span>:&lt;/dt&gt;</text:p>
      <text:p text:style-name="P2"><text:s text:c="16"/>&lt;dd&gt;<text:span text:style-name="T6">$</text:span>575&lt;/dd&gt;</text:p>
      <text:p text:style-name="P2"><text:s text:c="14"/>&lt;/dl&gt;</text:p>
      <text:p text:style-name="P2"><text:s text:c="10"/>&lt;/div&gt;</text:p>
      <text:p text:style-name="P2"><text:s text:c="8"/>&lt;/div&gt;</text:p>
      <text:p text:style-name="P2"><text:s text:c="6"/>&lt;div class="p-3" style="background: #fbfbfb;"&gt;</text:p>
      <text:p text:style-name="P2"><text:s text:c="8"/>&lt;h4&gt;<text:span text:style-name="T10">Summary</text:span>&lt;/h4&gt;</text:p>
      <text:p text:style-name="P2"><text:s text:c="8"/>&lt;p&gt;</text:p>
      <text:p text:style-name="P2">The study of drawing and painting from nature must begin with the study of form and light. </text:p>
      <text:p text:style-name="P2"><text:s text:c="8"/>&lt;/p&gt;</text:p>
      <text:p text:style-name="P2"><text:s text:c="8"/>&lt;p&gt;</text:p>
      <text:p text:style-name="P2">By learning to perceive not only the immediate appearance but also the three-dimensional structure of things and to understand the subtle behavior of light <text:span text:style-name="T7">as it </text:span>reveals the contours of form, the artist develops a mastery of the subject where perception and abstract<text:span text:style-name="T10">ion play off each other </text:span>to give rise, with emotional sensitivity and expressive ambitions, to a total artistic practice. This mastery can only be acquired and sharpened <text:span text:style-name="T7">through</text:span> practice.</text:p>
      <text:p text:style-name="P2"><text:s text:c="8"/>&lt;/p&gt;</text:p>
      <text:p text:style-name="P2"><text:s text:c="8"/>&lt;p&gt;</text:p>
      <text:p text:style-name="P2">The aim of this first module is therefore to familiarize the student with the basic notions of perspective, spatial construction and the behavior of monochrome light. <text:span text:style-name="T7">It</text:span> invites the student to <text:span text:style-name="T7">hone</text:span> these skills by creating a series of still <text:span text:style-name="T7">lives</text:span> according to a<text:span text:style-name="T7">n</text:span> <text:span text:style-name="T7">effective</text:span> teaching methodology. The <text:span text:style-name="T7">final</text:span> courses <text:span text:style-name="T7">lay the groundwork</text:span> for the <text:span text:style-name="T7">following</text:span> <text:span text:style-name="T7">module</text:span> by introducing <text:span text:style-name="T8">the first </text:span>elements of the human form.</text:p>
      <text:p text:style-name="P2"><text:s text:c="8"/>&lt;/p&gt;</text:p>
      <text:p text:style-name="P2"><text:s text:c="6"/>&lt;/div&gt;</text:p>
      <text:p text:style-name="P2"><text:s text:c="4"/>&lt;/div&gt;</text:p>
      <text:p text:style-name="P2"/>
      <text:p text:style-name="P2"><text:s text:c="4"/>&lt;button class="btn btn-link btn-block btn-outline-light" type="button" data-toggle="collapse" href="#module-ii" <text:s/>aria-expanded="false" aria-controls="module-ii"&gt;</text:p>
      <text:p text:style-name="P2"><text:s text:c="6"/>Module II - <text:span text:style-name="T8">Color</text:span>: <text:span text:style-name="T8">I</text:span>ntroduction <text:span text:style-name="T8">to Watercolor and Oil Paint</text:span></text:p>
      <text:p text:style-name="P2"><text:s text:c="4"/>&lt;/button&gt;</text:p>
      <text:p text:style-name="P2"/>
      <text:p text:style-name="P2"><text:s text:c="4"/>&lt;div id="module-ii" class="collapse"&gt;</text:p>
      <text:p text:style-name="P2"><text:s text:c="6"/>&lt;div class="card-header"&gt;</text:p>
      <text:p text:style-name="P2"><text:s text:c="8"/>&lt;div class="row"&gt;</text:p>
      <text:p text:style-name="P2"><text:s text:c="10"/>&lt;div class="col-sm-4"&gt;</text:p>
      <text:p text:style-name="P2"><text:s text:c="12"/>&lt;img class="card-img-top" src="/assets/images/module-ii/1963_1401_IN2.jpg"&gt;</text:p>
      <text:p text:style-name="P2"><text:s text:c="10"/>&lt;/div&gt;</text:p>
      <text:p text:style-name="P2"><text:s text:c="10"/>&lt;div class="col"&gt;</text:p>
      <text:p text:style-name="P2"><text:s text:c="14"/>&lt;dl&gt;</text:p>
      <text:p text:style-name="P2"><text:s text:c="16"/>&lt;dt&gt;<text:span text:style-name="T8">Mediums used</text:span>:&lt;/dt&gt;</text:p>
      <text:p text:style-name="P2"><text:s text:c="16"/>&lt;dd&gt;<text:span text:style-name="T8">Pencil, charcoal, watercolor, oil paint</text:span>&lt;/dd&gt;</text:p>
      <text:p text:style-name="P2"><text:s text:c="16"/>&lt;dt&gt;<text:span text:style-name="T8">Skills learned</text:span>:&lt;/dt&gt;</text:p>
      <text:p text:style-name="P2"><text:s text:c="16"/>&lt;dd&gt;<text:span text:style-name="T8">Color theory, mixing and matching colors, mediums and additives, glazing, canvas preparation</text:span>&lt;/dd&gt;</text:p>
      <text:p text:style-name="P2"><text:s text:c="16"/>&lt;dt&gt;<text:span text:style-name="T8">Required skills</text:span>:&lt;/dt&gt;</text:p>
      <text:p text:style-name="P2"><text:s text:c="16"/>&lt;dd&gt;Construction, tonalit<text:span text:style-name="T8">y, proportions, perspective</text:span>&lt;/dd&gt;</text:p>
      <text:p text:style-name="P2"><text:s text:c="16"/>&lt;dt&gt;<text:span text:style-name="T8">Creations</text:span>:&lt;/dt&gt;</text:p>
      <text:p text:style-name="P2"><text:s text:c="16"/>&lt;dd&gt;<text:span text:style-name="T9">Two still lives in oil, and one still life and one landscape in watercolor</text:span>&lt;/dd&gt;</text:p>
      <text:p text:style-name="P2"><text:s text:c="16"/>&lt;dt&gt;<text:span text:style-name="T9">Length &amp; Frequency</text:span>:&lt;/dt&gt;</text:p>
      <text:p text:style-name="P4"><text:s text:c="16"/>&lt;dd&gt;<text:span text:style-name="T6">One 2 to 3 hour class every week for 3 months</text:span>&lt;/dd&gt;</text:p>
      <text:p text:style-name="P2"><text:s text:c="16"/>&lt;dt&gt;<text:span text:style-name="T9">Price</text:span>:&lt;/dt&gt;</text:p>
      <text:p text:style-name="P1"><text:span text:style-name="T14"><text:s text:c="16"/>&lt;dd&gt;</text:span><text:span text:style-name="T16">$575</text:span><text:span text:style-name="T14">&lt;/dd&gt;</text:span></text:p>
      <text:p text:style-name="P2"><text:s text:c="14"/>&lt;/dl&gt;</text:p>
      <text:p text:style-name="P2"><text:s text:c="10"/>&lt;/div&gt;</text:p>
      <text:p text:style-name="P2"><text:s text:c="8"/>&lt;/div&gt;</text:p>
      <text:p text:style-name="P2"><text:s text:c="6"/>&lt;/div&gt;</text:p>
      <text:p text:style-name="P2"><text:s text:c="4"/>&lt;div class="card-body"&gt;</text:p>
      <text:p text:style-name="P2"><text:s text:c="8"/>&lt;h4&gt;Description&lt;/h4&gt;</text:p>
      <text:p text:style-name="P2"><text:s text:c="6"/>&lt;p&gt;</text:p>
      <text:p text:style-name="P2"><text:s text:c="10"/>Starting from the bases acquired in the previous module, we introduce the dimension of color to our repertoire of skills. The student will learn the contemporary scientific <text:span text:style-name="T11">color theory </text:span>adapted to artistic needs and will be led, by <text:span text:style-name="T11">way</text:span> <text:span text:style-name="T11">of</text:span> the realization of a series of compositions from <text:span text:style-name="T11">life in watercolor and oil,</text:span> to gradually familiarize themselves with the application of the knowledge acquired.</text:p>
      <text:p text:style-name="P2"><text:s text:c="8"/>&lt;/p&gt;</text:p>
      <text:p text:style-name="P2"><text:s text:c="8"/>&lt;p&gt;</text:p>
      <text:p text:style-name="P2">Accurate color perception and reproduction <text:span text:style-name="T11">often poses a</text:span> challenge <text:span text:style-name="T11">to</text:span> aspiring artists because the human eye is adapted to survival, not to <text:span text:style-name="T11">life</text:span> painting. This is why we will emphasize an adequate study of the phenomenon of perception, in particular on optical illusions which highlight the specific adaptation of the human visual apparatus in order to understand, and to compensate, for its inherent biases.</text:p>
      <text:p text:style-name="P5"><text:s text:c="8"/>&lt;/p&gt;</text:p>
      <text:p text:style-name="P5"><text:s text:c="8"/>&lt;p&gt;</text:p>
      <text:p text:style-name="P5"><text:span text:style-name="T12">At least one outdoor watercolor painting outing is planned, as weather permits. </text:span>In addition, a series of anatomical exercises to be completed at home will serve as a preparatory basis for the next module.</text:p>
      <text:p text:style-name="P5"><text:s text:c="8"/>&lt;/p&gt;</text:p>
      <text:p text:style-name="P2"><text:s text:c="6"/>&lt;/div&gt;</text:p>
      <text:p text:style-name="P2"><text:s text:c="4"/>&lt;/div&gt;</text:p>
      <text:p text:style-name="P2"/>
      <text:p text:style-name="P2"><text:s text:c="4"/>&lt;button class="btn btn-link btn-block btn-outline-light" type="button" data-toggle="collapse" href="#module-iii" <text:s/>aria-expanded="false" aria-controls="module-iii"&gt;</text:p>
      <text:p text:style-name="P2"><text:s text:c="8"/>Module III - <text:span text:style-name="T13">The Portrait: Anatomy and Construction of the Head</text:span></text:p>
      <text:p text:style-name="P2"><text:s text:c="4"/>&lt;/button&gt;</text:p>
      <text:p text:style-name="P2"/>
      <text:p text:style-name="P2"><text:s text:c="4"/>&lt;div id="module-iii" class="collapse"&gt;</text:p>
      <text:p text:style-name="P2"><text:s text:c="6"/>&lt;div class="card-header"&gt;</text:p>
      <text:p text:style-name="P2"><text:s text:c="8"/>&lt;div class="row"&gt;</text:p>
      <text:p text:style-name="P2"><text:s text:c="10"/>&lt;div class="col-sm-6"&gt;</text:p>
      <text:p text:style-name="P2"><text:s text:c="12"/>&lt;img class="card-img-top" src="assets/images/module-iii/image (1).jpg"&gt;</text:p>
      <text:p text:style-name="P2"><text:s text:c="10"/>&lt;/div&gt;</text:p>
      <text:p text:style-name="P2"><text:s text:c="10"/>&lt;div class="col-sm-6"&gt;</text:p>
      <text:p text:style-name="P2"><text:s text:c="14"/>&lt;dl&gt;</text:p>
      <text:p text:style-name="P1"><text:span text:style-name="T14"><text:s text:c="16"/>&lt;dt&gt;</text:span><text:span text:style-name="T15">Mediums used</text:span><text:span text:style-name="T14">:&lt;/dt&gt;</text:span></text:p>
      <text:p text:style-name="P2"><text:s text:c="16"/>&lt;dd&gt;Pencil, charcoal, watercolor, oil&lt;/dd&gt;</text:p>
      <text:p text:style-name="P2"><text:s text:c="16"/>&lt;dt&gt;Skills learned:&lt;/dt&gt;</text:p>
      <text:p text:style-name="P2"><text:s text:c="16"/>&lt;dd&gt;<text:span text:style-name="T17">Anatomy of the head, composition, rendering techniques</text:span>&lt;/dd&gt;</text:p>
      <text:p text:style-name="P2"><text:s text:c="16"/>&lt;dt&gt;Required skills:&lt;/dt&gt;</text:p>
      <text:p text:style-name="P1"><text:span text:style-name="T14"><text:s text:c="16"/>&lt;dd&gt;Construction, </text:span><text:span text:style-name="T16">tonality</text:span><text:span text:style-name="T14">, </text:span><text:span text:style-name="T16">colors</text:span><text:span text:style-name="T14">, </text:span><text:span text:style-name="T16">oil</text:span><text:span text:style-name="T14">&lt;/dd&gt;</text:span></text:p>
      <text:p text:style-name="P2"><text:s text:c="16"/>&lt;dt&gt;Creations:&lt;/dt&gt;</text:p>
      <text:p text:style-name="P2"><text:s text:c="16"/>&lt;dd&gt;<text:span text:style-name="T17">One portrait from a bust and two with live model</text:span>&lt;/dd&gt;</text:p>
      <text:p text:style-name="P2"><text:s text:c="16"/>&lt;dt&gt;Length &amp; Frequency:&lt;/dt&gt;</text:p>
      <text:p text:style-name="P2"><text:s text:c="16"/>&lt;dd&gt;One 2 to 3 hour course each week for 3 months&lt;/dd&gt;</text:p>
      <text:p text:style-name="P2"><text:s text:c="16"/>&lt;dt&gt;Price:&lt;/dt&gt;</text:p>
      <text:p text:style-name="P1"><text:span text:style-name="T14"><text:s text:c="16"/>&lt;dd&gt;</text:span><text:span text:style-name="T16">$650</text:span><text:span text:style-name="T14">&lt;/dd&gt;</text:span></text:p>
      <text:p text:style-name="P2"><text:s text:c="14"/>&lt;/dl&gt;</text:p>
      <text:p text:style-name="P2"><text:s text:c="10"/>&lt;/div&gt;</text:p>
      <text:p text:style-name="P2"><text:s text:c="8"/>&lt;/div&gt;</text:p>
      <text:p text:style-name="P2"><text:s text:c="6"/>&lt;/div&gt;</text:p>
      <text:p text:style-name="P2"><text:s text:c="4"/>&lt;div class="card-body"&gt;</text:p>
      <text:p text:style-name="P2"><text:s text:c="6"/>&lt;h4&gt;Description&lt;/h4&gt;</text:p>
      <text:p text:style-name="P2"><text:s text:c="6"/>&lt;p&gt;</text:p>
      <text:p text:style-name="P2"><text:s text:c="8"/>&lt;i&gt;En construction&lt;/i&gt;</text:p>
      <text:p text:style-name="P2"><text:s text:c="6"/>&lt;/p&gt;</text:p>
      <text:p text:style-name="P2"><text:s text:c="6"/>&lt;/div&gt;</text:p>
      <text:p text:style-name="P2"><text:s text:c="4"/>&lt;/div&gt;</text:p>
      <text:p text:style-name="P2"/>
      <text:p text:style-name="P2"><text:s text:c="4"/>&lt;button class="btn btn-link btn-block btn-outline-light" type="button" data-toggle="collapse" href="#module-iv" <text:s/>aria-expanded="false" aria-controls="module-iii"&gt;</text:p>
      <text:p text:style-name="P2"><text:s text:c="6"/>Module IV - La Composition: Synthèse des acquis, création personnelle et anatomie humaine</text:p>
      <text:p text:style-name="P2"><text:s text:c="4"/>&lt;/button&gt;</text:p>
      <text:p text:style-name="P2"/>
      <text:p text:style-name="P2"><text:s text:c="6"/>&lt;div id="module-iv" class="collapse"&gt;</text:p>
      <text:p text:style-name="P2"><text:s text:c="8"/>&lt;div class="card-header"&gt;</text:p>
      <text:p text:style-name="P2"><text:s text:c="10"/>&lt;div class="row"&gt;</text:p>
      <text:p text:style-name="P2"><text:s text:c="12"/>&lt;div class="col-sm-6"&gt;</text:p>
      <text:p text:style-name="P2"><text:s text:c="14"/>&lt;img class="card-img-top" src="/assets/images/module-iv/Antonio_Mancini,_Italian_-_Il_Saltimbanco_-_Google_Art_Project.jpg"&gt;</text:p>
      <text:p text:style-name="P2"><text:s text:c="12"/>&lt;/div&gt;</text:p>
      <text:p text:style-name="P2"><text:s text:c="12"/>&lt;div class="col-sm-6"&gt;</text:p>
      <text:p text:style-name="P2"><text:s text:c="16"/>&lt;dl&gt;</text:p>
      <text:p text:style-name="P2"><text:s text:c="18"/>&lt;dt&gt;Mediums used:&lt;/dt&gt;</text:p>
      <text:p text:style-name="P2"><text:s text:c="18"/>&lt;dd&gt;Pencil, charcoal, watercolor, oil, photographie&lt;/dd&gt;</text:p>
      <text:p text:style-name="P2"><text:s text:c="18"/>&lt;dt&gt;Skills learned:&lt;/dt&gt;</text:p>
      <text:p text:style-name="P2"><text:s text:c="18"/>&lt;dd&gt;Théorie de composition, méthodologie de composition, travailler à partir de références photographiques&lt;/dd&gt;</text:p>
      <text:p text:style-name="P2"><text:s text:c="18"/>&lt;dt&gt;Required skills:&lt;/dt&gt;</text:p>
      <text:p text:style-name="P2"><text:s text:c="18"/>&lt;dd&gt;Construction, tonalité, couleur, huile, acquarelle&lt;/dd&gt;</text:p>
      <text:p text:style-name="P2"><text:s text:c="18"/>&lt;dt&gt;Creations:&lt;/dt&gt;</text:p>
      <text:p text:style-name="P2"><text:s text:c="18"/>&lt;dd&gt;Études et croquis préparatifs et 1 oeuvre achevée à l'huile&lt;/dd&gt;</text:p>
      <text:p text:style-name="P2"><text:s text:c="18"/>&lt;dt&gt;Length &amp; Frequency:&lt;/dt&gt;</text:p>
      <text:p text:style-name="P2"><text:s text:c="18"/>&lt;dd&gt;1 cours de 2 à 3 heures par semaine pendant 4 mois&lt;/dd&gt;</text:p>
      <text:p text:style-name="P2"><text:s text:c="18"/>&lt;dt&gt;Price:&lt;/dt&gt;</text:p>
      <text:p text:style-name="P2"><text:s text:c="18"/>&lt;dd&gt;750$&lt;/dd&gt;</text:p>
      <text:p text:style-name="P2"><text:s text:c="16"/>&lt;/dl&gt;</text:p>
      <text:p text:style-name="P2"><text:s text:c="12"/>&lt;/div&gt;</text:p>
      <text:p text:style-name="P2"><text:s text:c="10"/>&lt;/div&gt;</text:p>
      <text:p text:style-name="P2"><text:s text:c="8"/>&lt;/div&gt;</text:p>
      <text:p text:style-name="P2"><text:s text:c="6"/>&lt;div class="card-body"&gt;</text:p>
      <text:p text:style-name="P2"><text:s text:c="8"/>&lt;h4&gt;Description&lt;/h4&gt;</text:p>
      <text:p text:style-name="P2"><text:s text:c="8"/>&lt;p&gt;</text:p>
      <text:p text:style-name="P2"><text:s text:c="10"/>&lt;i&gt;En construction&lt;/i&gt;</text:p>
      <text:p text:style-name="P2"><text:s text:c="8"/>&lt;/p&gt;</text:p>
      <text:p text:style-name="P2"><text:s text:c="8"/>&lt;/div&gt;</text:p>
      <text:p text:style-name="P2"><text:s text:c="6"/>&lt;/div&gt;</text:p>
      <text:p text:style-name="P2"/>
      <text:p text:style-name="P2"><text:s text:c="2"/>&lt;/div&gt;</text:p>
      <text:p text:style-name="P2"/>
      <text:p text:style-name="P2"/>
      <text:p text:style-name="P2"/>
      <text:p text:style-name="P2"/>
      <text:p text:style-name="P2"><text:s text:c="2"/>&lt;h2 class="mt-3"&gt;Ateliers&lt;/h2&gt;</text:p>
      <text:p text:style-name="P2"/>
      <text:p text:style-name="P2"><text:s text:c="2"/>&lt;div class="card"&gt;</text:p>
      <text:p text:style-name="P2"/>
      <text:p text:style-name="P2"><text:s text:c="4"/>&lt;button class="btn btn-link btn-block btn-outline-light" type="button" data-toggle="collapse" data-target="#atelier-i" aria-expanded="false" aria-controls="module-i"&gt;</text:p>
      <text:p text:style-name="P2"><text:s text:c="6"/>Anatomie animale I - les vertébrés terrestres: chats, chiens et chevaux</text:p>
      <text:p text:style-name="P2"><text:s text:c="4"/>&lt;/button&gt;</text:p>
      <text:p text:style-name="P2"/>
      <text:p text:style-name="P2"><text:s text:c="4"/>&lt;div id="atelier-i" class="card-header collapse"&gt;</text:p>
      <text:p text:style-name="P2"/>
      <text:p text:style-name="P2"><text:s text:c="8"/>&lt;div class="row mb-2"&gt;</text:p>
      <text:p text:style-name="P2"><text:s text:c="10"/>&lt;div class="col-sm-6"&gt;</text:p>
      <text:p text:style-name="P2"><text:s text:c="12"/>&lt;img class="card-img-top" src="/assets/images/horse-anatomy.jpg"&gt;</text:p>
      <text:p text:style-name="P2"><text:s text:c="10"/>&lt;/div&gt;</text:p>
      <text:p text:style-name="P2"><text:s text:c="10"/>&lt;div class="col-sm-6"&gt;</text:p>
      <text:p text:style-name="P2"><text:s text:c="14"/>&lt;dl&gt;</text:p>
      <text:p text:style-name="P2"><text:s text:c="16"/>&lt;dt&gt;Mediums used:&lt;/dt&gt;</text:p>
      <text:p text:style-name="P2"><text:s text:c="16"/>&lt;dd&gt;Pencil, charcoal, encre&lt;/dd&gt;</text:p>
      <text:p text:style-name="P2"><text:s text:c="16"/>&lt;dt&gt;Skills learned:&lt;/dt&gt;</text:p>
      <text:p text:style-name="P2"><text:s text:c="16"/>&lt;dd&gt;Anatomie, proportions&lt;/dd&gt;</text:p>
      <text:p text:style-name="P2"><text:s text:c="16"/>&lt;dt&gt;Creations:&lt;/dt&gt;</text:p>
      <text:p text:style-name="P2"><text:s text:c="16"/>&lt;dd&gt;Planches anatomiques et croquis&lt;/dd&gt;</text:p>
      <text:p text:style-name="P2"><text:s text:c="16"/>&lt;dt&gt;Length &amp; Frequency:&lt;/dt&gt;</text:p>
      <text:p text:style-name="P2"><text:s text:c="16"/>&lt;dd&gt;2 cours de 3 heures&lt;/dd&gt;</text:p>
      <text:p text:style-name="P2"><text:s text:c="16"/>&lt;dt&gt;Price:&lt;/dt&gt;</text:p>
      <text:p text:style-name="P2"><text:s text:c="16"/>&lt;dd&gt;150$&lt;/dd&gt;</text:p>
      <text:p text:style-name="P2"><text:s text:c="14"/>&lt;/dl&gt;</text:p>
      <text:p text:style-name="P2"><text:s text:c="10"/>&lt;/div&gt;</text:p>
      <text:p text:style-name="P2"><text:s text:c="8"/>&lt;/div&gt;</text:p>
      <text:p text:style-name="P2"><text:s text:c="6"/>&lt;div class="p-3" style="background: #fbfbfb;"&gt;</text:p>
      <text:p text:style-name="P2"><text:s text:c="8"/>&lt;h4&gt;Description&lt;/h4&gt;</text:p>
      <text:p text:style-name="P2"><text:s text:c="8"/>&lt;p&gt;</text:p>
      <text:p text:style-name="P2"><text:s text:c="10"/>Dans ce premier atelier d'anatomie animale nous nous familiariserons avec trois des animaux sans doute les plus souvent représentés en art figuratif: les chats, les chiens et les chevaux. Les cours prendront la forme de présentation magistrale et l'élève sera invité à reproduire les schémas dans son cahier. Des connaissances préalables en anatomie humaine sont préférables, mais ne sont pas requises.</text:p>
      <text:p text:style-name="P2"><text:s text:c="8"/>&lt;/p&gt;</text:p>
      <text:p text:style-name="P2"><text:s text:c="6"/>&lt;/div&gt;</text:p>
      <text:p text:style-name="P2"><text:s text:c="4"/>&lt;/div&gt;</text:p>
      <text:p text:style-name="P2"/>
      <text:p text:style-name="P2"/>
      <text:p text:style-name="P2"><text:s text:c="4"/>&lt;button class="btn btn-link btn-block btn-outline-light" type="button" data-toggle="collapse" data-target="#atelier-ii" aria-expanded="false" aria-controls="module-i"&gt;</text:p>
      <text:p text:style-name="P2"><text:s text:c="6"/>Anatomie animale II - les vertébrés, suite: reptiles, poissons et oiseaux</text:p>
      <text:p text:style-name="P2"><text:s text:c="4"/>&lt;/button&gt;</text:p>
      <text:p text:style-name="P2"/>
      <text:p text:style-name="P2"><text:s text:c="4"/>&lt;div id="atelier-ii" class="card-header collapse"&gt;</text:p>
      <text:p text:style-name="P2"/>
      <text:p text:style-name="P2"><text:s text:c="8"/>&lt;div class="row mb-2"&gt;</text:p>
      <text:p text:style-name="P2"><text:s text:c="10"/>&lt;div class="col-sm-6"&gt;</text:p>
      <text:p text:style-name="P2"><text:s text:c="12"/>&lt;img class="card-img-top" src="/assets/images/bird-skel.jpg"&gt;</text:p>
      <text:p text:style-name="P2"><text:s text:c="10"/>&lt;/div&gt;</text:p>
      <text:p text:style-name="P2"><text:s text:c="10"/>&lt;div class="col-sm-6"&gt;</text:p>
      <text:p text:style-name="P2"><text:s text:c="12"/>&lt;dl&gt;</text:p>
      <text:p text:style-name="P2"><text:s text:c="14"/>&lt;dt&gt;Mediums used:&lt;/dt&gt;</text:p>
      <text:p text:style-name="P2"><text:s text:c="14"/>&lt;dd&gt;Pencil, charcoal, encre&lt;/dd&gt;</text:p>
      <text:p text:style-name="P2"><text:s text:c="14"/>&lt;dt&gt;Skills learned:&lt;/dt&gt;</text:p>
      <text:p text:style-name="P2"><text:s text:c="14"/>&lt;dd&gt;Anatomie, proportions&lt;/dd&gt;</text:p>
      <text:p text:style-name="P2"><text:s text:c="14"/>&lt;dt&gt;Creations:&lt;/dt&gt;</text:p>
      <text:p text:style-name="P2"><text:s text:c="14"/>&lt;dd&gt;Planches anatomiques et croquis&lt;/dd&gt;</text:p>
      <text:p text:style-name="P2"><text:s text:c="14"/>&lt;dt&gt;Length &amp; Frequency:&lt;/dt&gt;</text:p>
      <text:p text:style-name="P2"><text:s text:c="14"/>&lt;dd&gt;2 cours de 3 heures&lt;/dd&gt;</text:p>
      <text:p text:style-name="P2"><text:s text:c="14"/>&lt;dt&gt;Price:&lt;/dt&gt;</text:p>
      <text:p text:style-name="P2"><text:s text:c="14"/>&lt;dd&gt;150$&lt;/dd&gt;</text:p>
      <text:p text:style-name="P2"><text:s text:c="12"/>&lt;/dl&gt;</text:p>
      <text:p text:style-name="P2"><text:s text:c="10"/>&lt;/div&gt;</text:p>
      <text:p text:style-name="P2"><text:s text:c="8"/>&lt;/div&gt;</text:p>
      <text:p text:style-name="P2"><text:s text:c="6"/>&lt;div class="p-3" style="background: #fbfbfb;"&gt;</text:p>
      <text:p text:style-name="P2"><text:s text:c="8"/>&lt;h4&gt;Description&lt;/h4&gt;</text:p>
      <text:p text:style-name="P2"><text:s text:c="8"/>&lt;p&gt;</text:p>
      <text:p text:style-name="P2"><text:s text:c="10"/>Dans ce second atelier d'anatomie animale nous terminerons notre survol des vertébrés avec l'étude des reptiles, des oiseaux et des poissons. Les cours prendront la forme de présentation magistrale et l'élève sera invité à reproduire les schémas dans un cahier. Des connaissances préalables en anatomie humaine sont préférables, mais ne sont pas requises.</text:p>
      <text:p text:style-name="P2"><text:s text:c="8"/>&lt;/p&gt;</text:p>
      <text:p text:style-name="P2"><text:s text:c="6"/>&lt;/div&gt;</text:p>
      <text:p text:style-name="P2"><text:s text:c="4"/>&lt;/div&gt;</text:p>
      <text:p text:style-name="P2"/>
      <text:p text:style-name="P2"/>
      <text:p text:style-name="P2"><text:s text:c="4"/>&lt;button class="btn btn-link btn-block btn-outline-light" type="button" data-toggle="collapse" data-target="#atelier-iii" aria-expanded="false" aria-controls="module-i"&gt;</text:p>
      <text:p text:style-name="P2"><text:s text:c="6"/>Préparation de toiles pour la oil</text:p>
      <text:p text:style-name="P2"><text:s text:c="4"/>&lt;/button&gt;</text:p>
      <text:p text:style-name="P2"/>
      <text:p text:style-name="P2"><text:s text:c="4"/>&lt;div id="atelier-iii" class="card-header collapse"&gt;</text:p>
      <text:p text:style-name="P2"/>
      <text:p text:style-name="P2"><text:s text:c="8"/>&lt;div class="row mb-2"&gt;</text:p>
      <text:p text:style-name="P2"><text:s text:c="10"/>&lt;div class="col-sm-6"&gt;</text:p>
      <text:p text:style-name="P2"><text:s text:c="12"/>&lt;img class="card-img-top" src="assets/images/canvas-gesso.jpg"&gt;</text:p>
      <text:p text:style-name="P2"><text:s text:c="10"/>&lt;/div&gt;</text:p>
      <text:p text:style-name="P2"><text:s text:c="10"/>&lt;div class="col-sm-6"&gt;</text:p>
      <text:p text:style-name="P2"><text:s text:c="12"/>&lt;dl&gt;</text:p>
      <text:p text:style-name="P2"><text:s text:c="14"/>&lt;dt&gt;Matériaux utilisés:&lt;/dt&gt;</text:p>
      <text:p text:style-name="P2"><text:s text:c="14"/>&lt;dd&gt;Bois, toile, colle, et gesso maison&lt;/dd&gt;</text:p>
      <text:p text:style-name="P2"><text:s text:c="14"/>&lt;dt&gt;Creations:&lt;/dt&gt;</text:p>
      <text:p text:style-name="P2"><text:s text:c="14"/>&lt;dd&gt;Une toile montée, apprêtée et prête à peindre&lt;/dd&gt;</text:p>
      <text:p text:style-name="P2"><text:s text:c="14"/>&lt;dt&gt;Length &amp; Frequency:&lt;/dt&gt;</text:p>
      <text:p text:style-name="P2"><text:s text:c="14"/>&lt;dd&gt;2 cours de 2 heures&lt;/dd&gt;</text:p>
      <text:p text:style-name="P2"><text:s text:c="14"/>&lt;dt&gt;Price:&lt;/dt&gt;</text:p>
      <text:p text:style-name="P2"><text:s text:c="14"/>&lt;dd&gt;200$ (matériaux inclus)&lt;/dd&gt;</text:p>
      <text:p text:style-name="P2"><text:s text:c="12"/>&lt;/dl&gt;</text:p>
      <text:p text:style-name="P2"><text:s text:c="10"/>&lt;/div&gt;</text:p>
      <text:p text:style-name="P2"><text:s text:c="8"/>&lt;/div&gt;</text:p>
      <text:p text:style-name="P2"><text:s text:c="6"/>&lt;div class="p-3" style="background: #fbfbfb;"&gt;</text:p>
      <text:p text:style-name="P2"><text:s text:c="8"/>&lt;h4&gt;Description&lt;/h4&gt;</text:p>
      <text:p text:style-name="P2"><text:s text:c="8"/>&lt;p&gt;</text:p>
      <text:p text:style-name="P2"><text:s text:c="10"/>Vous apprendrez comment monter et tendre vos propre toiles ainsi que les recettes d'apprêt et de gesso à l'ancienne permettant de réaliser des surfaces aux propriétés maléables et optimales pour la oil.</text:p>
      <text:p text:style-name="P2"><text:s text:c="8"/>&lt;/p&gt;</text:p>
      <text:p text:style-name="P2"><text:s text:c="6"/>&lt;/div&gt;</text:p>
      <text:p text:style-name="P2"><text:s text:c="4"/>&lt;/div&gt;</text:p>
      <text:p text:style-name="P2"/>
      <text:p text:style-name="P2"/>
      <text:p text:style-name="P2"><text:s text:c="4"/>&lt;button class="btn btn-link btn-block btn-outline-light" type="button" data-toggle="collapse" data-target="#atelier-iv" aria-expanded="false" aria-controls="module-i"&gt;</text:p>
      <text:p text:style-name="P2"><text:s text:c="6"/>Fabrication de peinture</text:p>
      <text:p text:style-name="P2"><text:s text:c="4"/>&lt;/button&gt;</text:p>
      <text:p text:style-name="P2"/>
      <text:p text:style-name="P2"><text:s text:c="4"/>&lt;div id="atelier-iv" class="card-header collapse"&gt;</text:p>
      <text:p text:style-name="P2"/>
      <text:p text:style-name="P2"><text:s text:c="8"/>&lt;div class="row mb-2"&gt;</text:p>
      <text:p text:style-name="P2"><text:s text:c="10"/>&lt;div class="col-sm-6"&gt;</text:p>
      <text:p text:style-name="P2"><text:s text:c="12"/>&lt;img class="card-img-top" src="assets/images/making-paint.jpg"&gt;</text:p>
      <text:p text:style-name="P2"><text:s text:c="10"/>&lt;/div&gt;</text:p>
      <text:p text:style-name="P2"><text:s text:c="10"/>&lt;div class="col-sm-6"&gt;</text:p>
      <text:p text:style-name="P2"><text:s text:c="12"/>&lt;dl&gt;</text:p>
      <text:p text:style-name="P2"><text:s text:c="14"/>&lt;dt&gt;Matériaux utilisés:&lt;/dt&gt;</text:p>
      <text:p text:style-name="P2"><text:s text:c="14"/>&lt;dd&gt;Pigments, huile de lin&lt;/dd&gt;</text:p>
      <text:p text:style-name="P2"><text:s text:c="14"/>&lt;dt&gt;Skills learned:&lt;/dt&gt;</text:p>
      <text:p text:style-name="P2"><text:s text:c="14"/>&lt;dd&gt;Fabrication de peinture maison&lt;/dd&gt;</text:p>
      <text:p text:style-name="P2"><text:s text:c="14"/>&lt;dt&gt;Creations:&lt;/dt&gt;</text:p>
      <text:p text:style-name="P2"><text:s text:c="14"/>&lt;dd&gt;Un tube de peinture&lt;/dd&gt;</text:p>
      <text:p text:style-name="P2"><text:s text:c="14"/>&lt;dt&gt;Length &amp; Frequency:&lt;/dt&gt;</text:p>
      <text:p text:style-name="P2"><text:s text:c="14"/>&lt;dd&gt;1 cours de 3 heures&lt;/dd&gt;</text:p>
      <text:p text:style-name="P2"><text:s text:c="14"/>&lt;dt&gt;Price:&lt;/dt&gt;</text:p>
      <text:p text:style-name="P2"><text:s text:c="14"/>&lt;dd&gt;80$ (matériaux inclus)&lt;/dd&gt;</text:p>
      <text:p text:style-name="P2"><text:s text:c="12"/>&lt;/dl&gt;</text:p>
      <text:p text:style-name="P2"><text:s text:c="10"/>&lt;/div&gt;</text:p>
      <text:p text:style-name="P2"><text:s text:c="8"/>&lt;/div&gt;</text:p>
      <text:p text:style-name="P2"><text:s text:c="6"/>&lt;div class="p-3" style="background: #fbfbfb;"&gt;</text:p>
      <text:p text:style-name="P2"><text:s text:c="8"/>&lt;h4&gt;Description&lt;/h4&gt;</text:p>
      <text:p text:style-name="P2"><text:s text:c="8"/>&lt;p&gt;</text:p>
      <text:p text:style-name="P2"><text:s text:c="10"/>Apprenez à faire votre propre peinture à partir d'huile et de pigment, à l'ancienne!</text:p>
      <text:p text:style-name="P2"><text:s text:c="8"/>&lt;/p&gt;</text:p>
      <text:p text:style-name="P2"><text:s text:c="6"/>&lt;/div&gt;</text:p>
      <text:p text:style-name="P2"><text:s text:c="4"/>&lt;/div&gt;</text:p>
      <text:p text:style-name="P2"/>
      <text:p text:style-name="P2"/>
      <text:p text:style-name="P2"><text:s text:c="2"/>&lt;/div&gt;</text:p>
      <text:p text:style-name="P2">&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2T15:30:52.951578011</meta:creation-date>
    <meta:generator>LibreOffice/6.3.4.2$Linux_X86_64 LibreOffice_project/60da17e045e08f1793c57c00ba83cdfce946d0aa</meta:generator>
    <dc:date>2020-02-03T10:15:52.132281854</dc:date>
    <meta:editing-duration>PT26M44S</meta:editing-duration>
    <meta:editing-cycles>2</meta:editing-cycles>
    <meta:document-statistic meta:table-count="0" meta:image-count="0" meta:object-count="0" meta:page-count="1" meta:paragraph-count="299" meta:word-count="1722" meta:character-count="16385" meta:non-whitespace-character-count="12175"/>
  </office:meta>
</office:document-meta>
</file>